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line-height="100%"/>
      <style:text-properties fo:font-weight="bold" style:font-weight-asian="bold" fo:font-size="14pt" style:font-size-asian="14pt" style:font-size-complex="14pt"/>
    </style:style>
    <style:style style:name="P2" style:parent-style-name="Standard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3" style:parent-style-name="Standard" style:family="paragraph">
      <style:paragraph-properties fo:text-align="justify" fo:line-height="100%" fo:margin-left="0.4916in">
        <style:tab-stops/>
      </style:paragraph-properties>
    </style:style>
    <style:style style:name="T4" style:parent-style-name="DefaultParagraphFont" style:family="text">
      <style:text-properties fo:font-size="12pt" style:font-size-asian="12pt" style:font-size-complex="12pt"/>
    </style:style>
    <style:style style:name="T5" style:parent-style-name="DefaultParagraphFont" style:family="text">
      <style:text-properties fo:font-size="12pt" style:font-size-asian="12pt" style:font-size-complex="12pt"/>
    </style:style>
    <style:style style:name="T6" style:parent-style-name="DefaultParagraphFont" style:family="text">
      <style:text-properties fo:font-style="italic" style:font-style-asian="italic" fo:font-size="12pt" style:font-size-asian="12pt" style:font-size-complex="12pt"/>
    </style:style>
    <style:style style:name="T7" style:parent-style-name="DefaultParagraphFont" style:family="text">
      <style:text-properties fo:font-size="12pt" style:font-size-asian="12pt" style:font-size-complex="12pt"/>
    </style:style>
    <style:style style:name="P8" style:parent-style-name="Standard" style:family="paragraph">
      <style:paragraph-properties fo:text-align="justify" fo:line-height="100%">
        <style:tab-stops>
          <style:tab-stop style:type="left" style:position="1.0465in"/>
        </style:tab-stops>
      </style:paragraph-properties>
      <style:text-properties fo:font-weight="bold" style:font-weight-asian="bold" fo:font-size="12pt" style:font-size-asian="12pt" style:font-size-complex="12pt"/>
    </style:style>
    <style:style style:name="P9" style:parent-style-name="Standard" style:family="paragraph">
      <style:paragraph-properties fo:text-align="justify" fo:line-height="100%" fo:margin-left="0.4895in">
        <style:tab-stops/>
      </style:paragraph-properties>
      <style:text-properties fo:font-size="12pt" style:font-size-asian="12pt" style:font-size-complex="12pt"/>
    </style:style>
    <style:style style:name="P10" style:parent-style-name="Standard" style:family="paragraph">
      <style:paragraph-properties fo:line-height="100%"/>
      <style:text-properties fo:font-weight="bold" style:font-weight-asian="bold" fo:font-size="12pt" style:font-size-asian="12pt" style:font-size-complex="12pt"/>
    </style:style>
    <style:style style:name="P11" style:parent-style-name="Standard" style:family="paragraph">
      <style:paragraph-properties fo:text-align="justify" fo:line-height="100%"/>
      <style:text-properties fo:font-size="12pt" style:font-size-asian="12pt" style:font-size-complex="12pt"/>
    </style:style>
    <style:style style:name="P12" style:parent-style-name="Standard" style:family="paragraph">
      <style:paragraph-properties fo:text-align="justify" fo:line-height="100%"/>
      <style:text-properties fo:font-weight="bold" style:font-weight-asian="bold" fo:font-size="12pt" style:font-size-asian="12pt" style:font-size-complex="12pt"/>
    </style:style>
    <style:style style:name="P13" style:parent-style-name="Standard" style:family="paragraph">
      <style:paragraph-properties fo:text-align="justify" fo:line-height="100%"/>
    </style:style>
    <style:style style:name="T14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T15" style:parent-style-name="DefaultParagraphFont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RF1 –<text:s/>Venda</text:p>
      <text:p text:style-name="P2">Descrição:</text:p>
      <text:p text:style-name="P3"><text:span text:style-name="T4">Com a tela de PDV aberta, deve inicialmente informar</text:span><text:span text:style-name="T5"><text:s/>o nome do vendedor e o nome do cliente à venda. O funcionário informa o código de barras dos produtos</text:span><text:span text:style-name="T6">.<text:s/></text:span><text:span text:style-name="T7">Após todos os produtos serem adicionados, informa-se o modo de pagamento e encerra a venda.</text:span></text:p>
      <text:p text:style-name="P8">Entrada:<text:tab/></text:p>
      <text:p text:style-name="P9">Código de barras do produto, nome do vendedor, nome do cliente, tipo de pagamento, troco.</text:p>
      <text:p text:style-name="P10">Processamento:</text:p>
      <text:p text:style-name="P11"><text:tab/>Os campos nome do cliente, nome do vendedor e informação do produto não<text:s/><text:tab/>podem estar vazios.</text:p>
      <text:p text:style-name="P12">Saída:</text:p>
      <text:p text:style-name="P13"><text:span text:style-name="T14"><text:tab/></text:span><text:span text:style-name="T15">Mensagem informando que a compra foi efetuada com sucesso.</text:span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Lucida Sans" svg:font-family="Lucida Sans" style:font-family-generic="swiss" style:font-pitch="variable" svg:panose-1="2 11 6 2 3 5 4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7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line-height="102%"/>
      <style:text-properties style:font-name-complex="Times New Roma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ucida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style:font-name-complex="Lucida Sans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Lucida 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ucida Sans" fo:font-size="12pt" style:font-size-asian="12pt" fo:hyphenate="false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eorge Alves da Silveira</meta:initial-creator>
    <dc:creator>Rodrigo Felipe Cardoso</dc:creator>
    <meta:creation-date>2015-09-22T19:59:00Z</meta:creation-date>
    <dc:date>2015-09-25T23:23:00Z</dc:date>
    <meta:template xlink:href="Normal" xlink:type="simple"/>
    <meta:editing-cycles>6</meta:editing-cycles>
    <meta:editing-duration>PT54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1" meta:word-count="85" meta:character-count="547" meta:row-count="3" meta:non-whitespace-character-count="463"/>
  </office:meta>
</office:document-meta>
</file>